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3.878cm" fo:min-width="8.39cm" loext:decorative="false"/>
    </style:style>
    <style:style style:name="gr2" style:family="graphic" style:parent-style-name="standard">
      <style:graphic-properties svg:stroke-width="0.159cm" svg:stroke-color="#000000" draw:marker-start-width="0.438cm" draw:marker-end-width="0.438cm" svg:stroke-opacity="90%" draw:fill-color="#ffffff" draw:opacity="0%" draw:opacity-name="" draw:textarea-horizontal-align="justify" draw:textarea-vertical-align="middle" draw:auto-grow-height="false" fo:min-height="2.767cm" fo:min-width="8.13cm" fo:padding-top="0.204cm" fo:padding-bottom="0.204cm" fo:padding-left="0.329cm" fo:padding-right="0.329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762cm" fo:min-width="0.19cm" loext:decorative="false"/>
    </style:style>
    <style:style style:name="gr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4.128cm" svg:x="0.635cm" svg:y="4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788cm" svg:height="3.175cm" svg:x="0.686cm" svg:y="1.499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1" draw:layer="layout" svg:width="1.094cm" svg:height="1.606cm" draw:transform="skewX (0.612261501599611) translate (1.763cm 3.056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094cm" svg:height="1.606cm" draw:transform="skewX (0.612261501599611) translate (1.763cm 1.487cm)">
            <text:p/>
            <draw:enhanced-geometry svg:viewBox="0 0 21600 21600" draw:glue-points="?f6 0 10800 ?f8 ?f11 10800 ?f9 21600 10800 ?f10 ?f5 10800" draw:text-areas="?f3 ?f3 ?f4 ?f4" draw:mirror-vertical="tru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3">
          <draw:custom-shape draw:style-name="gr4" draw:text-style-name="P1" draw:layer="layout" svg:width="1.094cm" svg:height="1.606cm" draw:transform="skewX (0.612261501599611) translate (3.763cm 3.057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094cm" svg:height="1.606cm" draw:transform="skewX (0.612261501599611) translate (3.763cm 1.488cm)">
            <text:p/>
            <draw:enhanced-geometry svg:viewBox="0 0 21600 21600" draw:glue-points="?f6 0 10800 ?f8 ?f11 10800 ?f9 21600 10800 ?f10 ?f5 10800" draw:text-areas="?f3 ?f3 ?f4 ?f4" draw:mirror-vertical="tru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3">
          <draw:custom-shape draw:style-name="gr4" draw:text-style-name="P1" draw:layer="layout" svg:width="1.094cm" svg:height="1.606cm" draw:transform="skewX (0.612261501599611) translate (5.863cm 3.058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094cm" svg:height="1.606cm" draw:transform="skewX (0.612261501599611) translate (5.863cm 1.489cm)">
            <text:p/>
            <draw:enhanced-geometry svg:viewBox="0 0 21600 21600" draw:glue-points="?f6 0 10800 ?f8 ?f11 10800 ?f9 21600 10800 ?f10 ?f5 10800" draw:text-areas="?f3 ?f3 ?f4 ?f4" draw:mirror-vertical="tru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3">
          <draw:custom-shape draw:style-name="gr4" draw:text-style-name="P1" draw:layer="layout" svg:width="1.094cm" svg:height="1.606cm" draw:transform="skewX (0.612261501599611) translate (8.063cm 3.059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094cm" svg:height="1.606cm" draw:transform="skewX (0.612261501599611) translate (8.063cm 1.49cm)">
            <text:p/>
            <draw:enhanced-geometry svg:viewBox="0 0 21600 21600" draw:glue-points="?f6 0 10800 ?f8 ?f11 10800 ?f9 21600 10800 ?f10 ?f5 10800" draw:text-areas="?f3 ?f3 ?f4 ?f4" draw:mirror-vertical="tru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5" draw:text-style-name="P3" draw:layer="layout" svg:x1="0.635cm" svg:y1="3.075cm" svg:x2="9.423cm" svg:y2="3.0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2T11:15:03.269000000</meta:creation-date>
    <dc:date>2024-10-22T11:48:48.971000000</dc:date>
    <meta:editing-duration>PT33M45S</meta:editing-duration>
    <meta:editing-cycles>4</meta:editing-cycles>
    <meta:generator>LibreOffice/24.8.2.1$Windows_X86_64 LibreOffice_project/0f794b6e29741098670a3b95d60478a65d05ef13</meta:generator>
    <meta:document-statistic meta:object-count="15"/>
  </office:meta>
</office:document-meta>
</file>